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NNER JOIN (Para relacionar tablas)</text:p>
      <text:p text:style-name="Standard"/>
      <text:p text:style-name="Standard">SELECT pais.*, continente.*</text:p>
      <text:p text:style-name="Standard">FROM pais INNER JOIN continente ON pais.continente = continente.continente_id</text:p>
      <text:p text:style-name="Standard">WHERE (pais_poblacion&gt;50000000)</text:p>
      <text:p text:style-name="Standard"/>
      <text:p text:style-name="Standard"/>
      <text:p text:style-name="Standard">Muestra registros donde realmente hay relación entre</text:p>
      <text:p text:style-name="Standard"/>
      <text:p text:style-name="Standard">LEFT JOIN</text:p>
      <text:p text:style-name="Standard">Añade al resultado del INNER JOIN las filas de la </text:p>
      <text:p text:style-name="Standard">Saca todos los datos de la tabla izq, pero de la tabla derecha, </text:p>
      <text:p text:style-name="Standard">Los que no concuerden, los completa con un NULL</text:p>
      <text:p text:style-name="Standard"/>
      <text:p text:style-name="Standard">SELECT * FROM empleados LEFT JOIN oficinas ON empleados.oficina=oficinas.oficin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7T09:28:16.51</meta:creation-date>
    <dc:date>2016-03-21T10:26:43.75</dc:date>
    <meta:editing-duration>PT4M2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0" meta:word-count="69" meta:character-count="472"/>
  </office:meta>
</office:document-meta>
</file>